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94in" text:min-label-width="0.125in" text:list-level-position-and-space-mode="label-alignment">
          <style:list-level-label-alignment text:label-followed-by="listtab" fo:margin-left="1.5444in" fo:text-indent="-0.125in"/>
        </style:list-level-properties>
      </text:list-level-style-number>
      <text:list-level-style-number text:level="4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94in" text:min-label-width="0.125in" text:list-level-position-and-space-mode="label-alignment">
          <style:list-level-label-alignment text:label-followed-by="listtab" fo:margin-left="3.0444in" fo:text-indent="-0.125in"/>
        </style:list-level-properties>
      </text:list-level-style-number>
      <text:list-level-style-number text:level="7" style:num-suffix="." style:num-format="1">
        <style:list-level-properties text:space-before="3.2944in" text:min-label-width="0.25in" text:list-level-position-and-space-mode="label-alignment">
          <style:list-level-label-alignment text:label-followed-by="listtab" fo:margin-left="3.5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44in" text:min-label-width="0.25in" text:list-level-position-and-space-mode="label-alignment">
          <style:list-level-label-alignment text:label-followed-by="listtab" fo:margin-left="4.0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94in" text:min-label-width="0.125in" text:list-level-position-and-space-mode="label-alignment">
          <style:list-level-label-alignment text:label-followed-by="listtab" fo:margin-left="4.5444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margin-bottom="0in" fo:line-height="137%"/>
    </style:style>
    <style:style style:name="T2" style:parent-style-name="DefaultParagraphFont" style:family="text">
      <style:text-properties style:font-name="Arial" fo:color="#000000" fo:font-size="11pt" style:font-size-asian="11pt"/>
    </style:style>
    <style:style style:name="P3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5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6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7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8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9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0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1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2" style:parent-style-name="Textbody" style:list-style-name="LFO4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3" style:parent-style-name="Normal" style:family="paragraph">
      <style:paragraph-properties fo:break-before="page"/>
      <style:text-properties style:font-name="Arial" fo:color="#000000" fo:font-size="11pt" style:font-size-asian="11pt"/>
    </style:style>
    <style:style style:name="P14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5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6" style:parent-style-name="Textbody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7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8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19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0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1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2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3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4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5" style:parent-style-name="Textbody" style:list-style-name="LFO5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26" style:parent-style-name="Normal" style:family="paragraph">
      <style:paragraph-properties fo:break-before="page"/>
      <style:text-properties style:font-name="Arial" fo:color="#000000" fo:font-size="11pt" style:font-size-asian="11pt"/>
    </style:style>
    <style:style style:name="P27" style:parent-style-name="Textbody" style:family="paragraph">
      <style:paragraph-properties fo:margin-bottom="0in" fo:line-height="137%" fo:margin-left="0.2944in">
        <style:tab-stops/>
      </style:paragraph-properties>
      <style:text-properties style:font-name="Arial" fo:color="#000000" fo:font-size="11pt" style:font-size-asian="11pt"/>
    </style:style>
    <style:style style:name="P28" style:parent-style-name="Textbody" style:family="paragraph">
      <style:paragraph-properties fo:margin-bottom="0in" fo:line-height="137%" fo:margin-left="0.2944in">
        <style:tab-stops/>
      </style:paragraph-properties>
      <style:text-properties style:font-name="Arial" fo:color="#000000" fo:font-size="11pt" style:font-size-asian="11pt"/>
    </style:style>
    <style:style style:name="P29" style:parent-style-name="Textbody" style:family="paragraph">
      <style:paragraph-properties fo:margin-bottom="0in" fo:line-height="137%" fo:margin-left="0.2944in">
        <style:tab-stops/>
      </style:paragraph-properties>
      <style:text-properties style:font-name="Arial" fo:color="#000000" fo:font-size="11pt" style:font-size-asian="11pt"/>
    </style:style>
    <style:style style:name="P30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1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2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3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4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5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6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7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8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39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0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  <style:style style:name="P41" style:parent-style-name="Textbody" style:list-style-name="LFO6" style:family="paragraph">
      <style:paragraph-properties fo:margin-bottom="0in" fo:line-height="137%"/>
      <style:text-properties style:font-name="Arial" fo:color="#000000" fo:font-size="11pt" style:font-size-asian="11pt"/>
    </style:style>
  </office:automatic-styles>
  <office:body>
    <office:text text:use-soft-page-breaks="true">
      <text:p text:style-name="P1"><text:bookmark-start text:name="docs-internal-guid-f3fc4bc5-1c6c-314c-85"/><text:bookmark-end text:name="docs-internal-guid-f3fc4bc5-1c6c-314c-85"/><text:span text:style-name="T2">Array1</text:span></text:p>
      <text:p text:style-name="P3"/>
      <text:list text:style-name="LFO4" text:continue-numbering="true">
        <text:list-item>
          <text:p text:style-name="P4">Setting size_user</text:p>
        </text:list-item>
        <text:list-item>
          <text:p text:style-name="P5">Ask the array size of the user</text:p>
        </text:list-item>
        <text:list-item>
          <text:p text:style-name="P6">Get the size_user to print out what the user previously input</text:p>
        </text:list-item>
        <text:list-item>
          <text:p text:style-name="P7">If size_user is &lt;=0, a error message will print stating “ERROR: you entered an incorrect value for the array size!”</text:p>
        </text:list-item>
        <text:list-item>
          <text:p text:style-name="P8">BUT if the size_user print out a positive or larger than 0, array_user will declare an array using size_user and will then print the following “Enter the numbers in the array, separated by a space and press enter.”</text:p>
        </text:list-item>
        <text:list-item>
          <text:p text:style-name="P9">The for lop will read the input values of the user and will then put them into the array_user</text:p>
        </text:list-item>
        <text:list-item>
          <text:p text:style-name="P10">Then the for loop will check if the values are increasing, if the values are not increasing<text:s/>then the valueswill be equal to that of the condition<text:s/></text:p>
        </text:list-item>
        <text:list-item>
          <text:p text:style-name="P11">A if-else loop will check if condition is equal to 1, which means the values input are not increasing, and if the condition is not equal (!=1) this means the values are increasing. Upon checking this if one of these satisfy the value in the condition, it will then print out: “This is not an increasing array, or This is an increasing array.”</text:p>
        </text:list-item>
        <text:list-item>
          <text:p text:style-name="P12">Afterwhich a for loop will run and then will print out the array_user values with a space after each one</text:p>
        </text:list-item>
      </text:list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line-break/><text:bookmark-start text:name="docs-internal-guid-f3fc4bc5-1c6c-544f-72"/><text:bookmark-end text:name="docs-internal-guid-f3fc4bc5-1c6c-544f-72"/></text:p>
      <text:p text:style-name="P13"/>
      <text:p text:style-name="Textbody"/>
      <text:p text:style-name="P14"/>
      <text:p text:style-name="P15">Array 2</text:p>
      <text:p text:style-name="P16"/>
      <text:list text:style-name="LFO5" text:continue-numbering="true">
        <text:list-item>
          <text:p text:style-name="P17">Two separate character sets will be initialized<text:s/>using str_user which is set to 100 indices and a condition</text:p>
        </text:list-item>
        <text:list-item>
          <text:p text:style-name="P18">Two separate sets of integers, a and b are set = 0</text:p>
        </text:list-item>
        <text:list-item>
          <text:p text:style-name="P19">User is asked to input the string they want reversed</text:p>
        </text:list-item>
        <text:list-item>
          <text:p text:style-name="P20">The user input will be put into str_user</text:p>
        </text:list-item>
        <text:list-item>
          <text:p text:style-name="P21">Int a is then set to 0, and int b will be set to strlen(str_user)-1. Which means it will find the actualy length of the given string between the starting char and null</text:p>
        </text:list-item>
        <text:list-item>
          <text:p text:style-name="P22">A while condition will then check if a &lt; b and it will do as follows:</text:p>
        </text:list-item>
        <text:list-item>
          <text:p text:style-name="P23">Will set condition to str_user[a], then str_user[a] will be set to str_user[b] also str_user[b] set to the condition</text:p>
        </text:list-item>
        <text:list-item>
          <text:p text:style-name="P24">a will then increase by 1 and b will decrease by 1</text:p>
        </text:list-item>
        <text:list-item>
          <text:p text:style-name="P25">the reverse string will be printed out.<text:s/></text:p>
        </text:list-item>
      </text:list>
      <text:p text:style-name="Textbody"><text:line-break/><text:bookmark-start text:name="docs-internal-guid-f3fc4bc5-1c6c-87a7-82"/><text:bookmark-end text:name="docs-internal-guid-f3fc4bc5-1c6c-87a7-82"/></text:p>
      <text:p text:style-name="P26"/>
      <text:p text:style-name="P27"/>
      <text:p text:style-name="P28">Array 3</text:p>
      <text:p text:style-name="P29"/>
      <text:list text:style-name="LFO6" text:continue-numbering="true">
        <text:list-item>
          <text:p text:style-name="P30">Set both neg_num and<text:s/>User equal to 0</text:p>
        </text:list-item>
        <text:list-item>
          <text:p text:style-name="P31">Will ask the user for the 2d array size</text:p>
        </text:list-item>
        <text:list-item>
          <text:p text:style-name="P32">The input of the user will be assigned to User</text:p>
        </text:list-item>
        <text:list-item>
          <text:p text:style-name="P33">If User &gt; 10, will print an error because 10 is the limit</text:p>
        </text:list-item>
        <text:list-item>
          <text:p text:style-name="P34">If User &lt; 0, will print out error due to negative values being incorrect</text:p>
        </text:list-item>
        <text:list-item>
          <text:p text:style-name="P35">If the user enters a positibe int between 1-10,array_user[User][User] will be initialized</text:p>
        </text:list-item>
        <text:list-item>
          <text:p text:style-name="P36">For (a = 0; b &lt; <text:s/>User; b++), will check if the users input is in range</text:p>
        </text:list-item>
        <text:list-item>
          <text:p text:style-name="P37">So the values of row sentence will print out in correct order</text:p>
        </text:list-item>
        <text:list-item>
          <text:p text:style-name="P38">For (int b = 0; b&lt; User; b++), the array_user will assign [a][b] repectively</text:p>
        </text:list-item>
        <text:list-item>
          <text:p text:style-name="P39"><text:s/>If(array_user [a]b[b] &lt;0), this checks for negative values</text:p>
        </text:list-item>
        <text:list-item>
          <text:p text:style-name="P40"><text:s/>If (neg_num == 0), will print out that there are non-negative values<text:s/></text:p>
        </text:list-item>
        <text:list-item>
          <text:p text:style-name="P41">Else, the negative values will be printed out</text:p>
        </text:list-item>
      </text:list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)" style:num-format="1">
        <style:list-level-properties text:space-before="0.2944in" text:min-label-width="0.25in" text:list-level-position-and-space-mode="label-alignment">
          <style:list-level-label-alignment text:label-followed-by="listtab" fo:margin-left="0.5444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944in" text:min-label-width="0.25in" text:list-level-position-and-space-mode="label-alignment">
          <style:list-level-label-alignment text:label-followed-by="listtab" fo:margin-left="1.044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194in" text:min-label-width="0.125in" text:list-level-position-and-space-mode="label-alignment">
          <style:list-level-label-alignment text:label-followed-by="listtab" fo:margin-left="1.5444in" fo:text-indent="-0.125in"/>
        </style:list-level-properties>
      </text:list-level-style-number>
      <text:list-level-style-number text:level="4" style:num-suffix="." style:num-format="1">
        <style:list-level-properties text:space-before="1.7944in" text:min-label-width="0.25in" text:list-level-position-and-space-mode="label-alignment">
          <style:list-level-label-alignment text:label-followed-by="listtab" fo:margin-left="2.044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944in" text:min-label-width="0.25in" text:list-level-position-and-space-mode="label-alignment">
          <style:list-level-label-alignment text:label-followed-by="listtab" fo:margin-left="2.5444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194in" text:min-label-width="0.125in" text:list-level-position-and-space-mode="label-alignment">
          <style:list-level-label-alignment text:label-followed-by="listtab" fo:margin-left="3.0444in" fo:text-indent="-0.125in"/>
        </style:list-level-properties>
      </text:list-level-style-number>
      <text:list-level-style-number text:level="7" style:num-suffix="." style:num-format="1">
        <style:list-level-properties text:space-before="3.2944in" text:min-label-width="0.25in" text:list-level-position-and-space-mode="label-alignment">
          <style:list-level-label-alignment text:label-followed-by="listtab" fo:margin-left="3.544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944in" text:min-label-width="0.25in" text:list-level-position-and-space-mode="label-alignment">
          <style:list-level-label-alignment text:label-followed-by="listtab" fo:margin-left="4.044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194in" text:min-label-width="0.125in" text:list-level-position-and-space-mode="label-alignment">
          <style:list-level-label-alignment text:label-followed-by="listtab" fo:margin-left="4.5444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valentinno cruz</dc:creator>
    <meta:creation-date>2017-02-07T22:31:00Z</meta:creation-date>
    <dc:date>2021-09-14T03:37:00Z</dc:date>
    <meta:template xlink:href="Normal" xlink:type="simple"/>
    <meta:editing-cycles>6</meta:editing-cycles>
    <meta:editing-duration>PT2760S</meta:editing-duration>
    <meta:document-statistic meta:page-count="3" meta:paragraph-count="5" meta:word-count="389" meta:character-count="2605" meta:row-count="18" meta:non-whitespace-character-count="2221"/>
  </office:meta>
</office:document-meta>
</file>